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tyle="normal" officeooo:rsid="0009c4de" officeooo:paragraph-rsid="0009c4de" style:font-style-asian="normal" style:font-style-complex="normal"/>
    </style:style>
    <style:style style:name="P2" style:family="paragraph" style:parent-style-name="Text_20_body">
      <style:text-properties style:font-name="Times New Roman" officeooo:rsid="0032cf5c" officeooo:paragraph-rsid="0032cf5c"/>
    </style:style>
    <style:style style:name="P3" style:family="paragraph" style:parent-style-name="Text_20_body">
      <style:text-properties style:font-name="Times New Roman" officeooo:rsid="00380d81" officeooo:paragraph-rsid="00380d81"/>
    </style:style>
    <style:style style:name="P4" style:family="paragraph" style:parent-style-name="Text_20_body">
      <style:text-properties style:font-name="Times New Roman" officeooo:rsid="00110af8" officeooo:paragraph-rsid="000f2056"/>
    </style:style>
    <style:style style:name="P5" style:family="paragraph" style:parent-style-name="Text_20_body">
      <style:text-properties officeooo:rsid="000dabac" officeooo:paragraph-rsid="000dabac"/>
    </style:style>
    <style:style style:name="P6" style:family="paragraph" style:parent-style-name="Text_20_body">
      <style:text-properties officeooo:rsid="0015a9eb" officeooo:paragraph-rsid="0015a9eb"/>
    </style:style>
    <style:style style:name="P7" style:family="paragraph" style:parent-style-name="Text_20_body">
      <style:text-properties officeooo:rsid="0015a9eb" officeooo:paragraph-rsid="00721515"/>
    </style:style>
    <style:style style:name="P8" style:family="paragraph" style:parent-style-name="Text_20_body">
      <style:text-properties officeooo:rsid="00380d81" officeooo:paragraph-rsid="00380d81"/>
    </style:style>
    <style:style style:name="P9" style:family="paragraph" style:parent-style-name="Title">
      <style:text-properties style:font-name="Times New Roman" officeooo:rsid="0009c4de" officeooo:paragraph-rsid="0009c4de"/>
    </style:style>
    <style:style style:name="P10" style:family="paragraph" style:parent-style-name="Heading_20_2">
      <style:text-properties officeooo:rsid="002c67d1" officeooo:paragraph-rsid="002c67d1"/>
    </style:style>
    <style:style style:name="P11" style:family="paragraph" style:parent-style-name="Heading_20_2">
      <style:text-properties officeooo:rsid="002e5dec" officeooo:paragraph-rsid="002e5dec"/>
    </style:style>
    <style:style style:name="P12" style:family="paragraph" style:parent-style-name="Heading_20_1">
      <style:text-properties style:font-name="Times New Roman" officeooo:rsid="000cbd0a" officeooo:paragraph-rsid="008580b7"/>
    </style:style>
    <style:style style:name="P13" style:family="paragraph" style:parent-style-name="Subtitle">
      <style:paragraph-properties fo:text-align="end" style:justify-single-word="false"/>
      <style:text-properties style:font-name="Times New Roman" fo:font-style="italic" officeooo:rsid="0009c4de" officeooo:paragraph-rsid="0009c4de" style:font-style-asian="italic" style:font-style-complex="italic"/>
    </style:style>
    <style:style style:name="P14" style:family="paragraph" style:parent-style-name="Text_20_body" style:list-style-name="L1">
      <style:text-properties officeooo:paragraph-rsid="000dabac"/>
    </style:style>
    <style:style style:name="P15" style:family="paragraph" style:parent-style-name="Text_20_body" style:list-style-name="L1">
      <style:text-properties style:font-name="Times New Roman" officeooo:rsid="000dabac" officeooo:paragraph-rsid="000dabac"/>
    </style:style>
    <style:style style:name="P16" style:family="paragraph" style:parent-style-name="Text_20_body">
      <style:text-properties style:font-name="Times New Roman" officeooo:rsid="002e8a4c" officeooo:paragraph-rsid="002e5dec"/>
    </style:style>
    <style:style style:name="P17" style:family="paragraph" style:parent-style-name="Text_20_body" style:list-style-name="L2">
      <style:text-properties style:font-name="Times New Roman" officeooo:rsid="00327b6a" officeooo:paragraph-rsid="00327b6a"/>
    </style:style>
    <style:style style:name="P18" style:family="paragraph" style:parent-style-name="Text_20_body" style:list-style-name="L2">
      <style:text-properties style:font-name="Times New Roman" officeooo:rsid="0032cf5c" officeooo:paragraph-rsid="0032cf5c"/>
    </style:style>
    <style:style style:name="P19" style:family="paragraph" style:parent-style-name="Text_20_body" style:list-style-name="L2">
      <style:text-properties style:font-name="Times New Roman" officeooo:rsid="007a5ef9" officeooo:paragraph-rsid="007cbfa5"/>
    </style:style>
    <style:style style:name="P20" style:family="paragraph" style:parent-style-name="Text_20_body" style:list-style-name="L1">
      <style:text-properties officeooo:rsid="000f2056" officeooo:paragraph-rsid="000f2056"/>
    </style:style>
    <style:style style:name="P21" style:family="paragraph" style:parent-style-name="Text_20_body" style:list-style-name="L2">
      <style:text-properties officeooo:paragraph-rsid="007cbfa5"/>
    </style:style>
    <style:style style:name="P22" style:family="paragraph" style:parent-style-name="Text_20_body">
      <style:text-properties officeooo:rsid="0015a9eb" officeooo:paragraph-rsid="0015a9eb"/>
    </style:style>
    <style:style style:name="P23" style:family="paragraph" style:parent-style-name="Text_20_body">
      <style:text-properties officeooo:rsid="008731d5" officeooo:paragraph-rsid="008731d5"/>
    </style:style>
    <style:style style:name="T1" style:family="text">
      <style:text-properties officeooo:rsid="000ab2b3"/>
    </style:style>
    <style:style style:name="T2" style:family="text">
      <style:text-properties style:font-name="Times New Roman"/>
    </style:style>
    <style:style style:name="T3" style:family="text">
      <style:text-properties style:font-name="Times New Roman" officeooo:rsid="000cbd0a"/>
    </style:style>
    <style:style style:name="T4" style:family="text">
      <style:text-properties style:font-name="Times New Roman" officeooo:rsid="000dabac"/>
    </style:style>
    <style:style style:name="T5" style:family="text">
      <style:text-properties style:font-name="Times New Roman" officeooo:rsid="0010fb32"/>
    </style:style>
    <style:style style:name="T6" style:family="text">
      <style:text-properties style:font-name="Times New Roman" officeooo:rsid="0011f40d"/>
    </style:style>
    <style:style style:name="T7" style:family="text">
      <style:text-properties style:font-name="Times New Roman" officeooo:rsid="00166e16"/>
    </style:style>
    <style:style style:name="T8" style:family="text">
      <style:text-properties style:font-name="Times New Roman" officeooo:rsid="00199351"/>
    </style:style>
    <style:style style:name="T9" style:family="text">
      <style:text-properties style:font-name="Times New Roman" officeooo:rsid="001a9b71"/>
    </style:style>
    <style:style style:name="T10" style:family="text">
      <style:text-properties style:font-name="Times New Roman" officeooo:rsid="001c3562"/>
    </style:style>
    <style:style style:name="T11" style:family="text">
      <style:text-properties style:font-name="Times New Roman" officeooo:rsid="001dc772"/>
    </style:style>
    <style:style style:name="T12" style:family="text">
      <style:text-properties style:font-name="Times New Roman" officeooo:rsid="001e0fad"/>
    </style:style>
    <style:style style:name="T13" style:family="text">
      <style:text-properties style:font-name="Times New Roman" officeooo:rsid="002073a0"/>
    </style:style>
    <style:style style:name="T14" style:family="text">
      <style:text-properties style:font-name="Times New Roman" officeooo:rsid="00226a69"/>
    </style:style>
    <style:style style:name="T15" style:family="text">
      <style:text-properties style:font-name="Times New Roman" officeooo:rsid="00246797"/>
    </style:style>
    <style:style style:name="T16" style:family="text">
      <style:text-properties style:font-name="Times New Roman" officeooo:rsid="0025eb17"/>
    </style:style>
    <style:style style:name="T17" style:family="text">
      <style:text-properties style:font-name="Times New Roman" officeooo:rsid="0026af8a"/>
    </style:style>
    <style:style style:name="T18" style:family="text">
      <style:text-properties style:font-name="Times New Roman" officeooo:rsid="00283eda"/>
    </style:style>
    <style:style style:name="T19" style:family="text">
      <style:text-properties style:font-name="Times New Roman" officeooo:rsid="00295f2b"/>
    </style:style>
    <style:style style:name="T20" style:family="text">
      <style:text-properties style:font-name="Times New Roman" officeooo:rsid="002b4b16"/>
    </style:style>
    <style:style style:name="T21" style:family="text">
      <style:text-properties style:font-name="Times New Roman" officeooo:rsid="002b7889"/>
    </style:style>
    <style:style style:name="T22" style:family="text">
      <style:text-properties style:font-name="Times New Roman" officeooo:rsid="002e8a4c"/>
    </style:style>
    <style:style style:name="T23" style:family="text">
      <style:text-properties style:font-name="Times New Roman" officeooo:rsid="0039008e"/>
    </style:style>
    <style:style style:name="T24" style:family="text">
      <style:text-properties style:font-name="Times New Roman" officeooo:rsid="003932b5"/>
    </style:style>
    <style:style style:name="T25" style:family="text">
      <style:text-properties style:font-name="Times New Roman" officeooo:rsid="003aebe6"/>
    </style:style>
    <style:style style:name="T26" style:family="text">
      <style:text-properties style:font-name="Times New Roman" officeooo:rsid="003bd072"/>
    </style:style>
    <style:style style:name="T27" style:family="text">
      <style:text-properties style:font-name="Times New Roman" officeooo:rsid="003be501"/>
    </style:style>
    <style:style style:name="T28" style:family="text">
      <style:text-properties style:font-name="Times New Roman" officeooo:rsid="003ce7b3"/>
    </style:style>
    <style:style style:name="T29" style:family="text">
      <style:text-properties style:font-name="Times New Roman" officeooo:rsid="0043e223"/>
    </style:style>
    <style:style style:name="T30" style:family="text">
      <style:text-properties style:font-name="Times New Roman" officeooo:rsid="0044c6ca"/>
    </style:style>
    <style:style style:name="T31" style:family="text">
      <style:text-properties style:font-name="Times New Roman" officeooo:rsid="00458eb9"/>
    </style:style>
    <style:style style:name="T32" style:family="text">
      <style:text-properties style:font-name="Times New Roman" officeooo:rsid="0045ae93"/>
    </style:style>
    <style:style style:name="T33" style:family="text">
      <style:text-properties style:font-name="Times New Roman" officeooo:rsid="00478190"/>
    </style:style>
    <style:style style:name="T34" style:family="text">
      <style:text-properties style:font-name="Times New Roman" officeooo:rsid="004dcbac"/>
    </style:style>
    <style:style style:name="T35" style:family="text">
      <style:text-properties style:font-name="Times New Roman" officeooo:rsid="004f028f"/>
    </style:style>
    <style:style style:name="T36" style:family="text">
      <style:text-properties style:font-name="Times New Roman" officeooo:rsid="005514cb"/>
    </style:style>
    <style:style style:name="T37" style:family="text">
      <style:text-properties style:font-name="Times New Roman" officeooo:rsid="005fb3df"/>
    </style:style>
    <style:style style:name="T38" style:family="text">
      <style:text-properties style:font-name="Times New Roman" officeooo:rsid="0060355d"/>
    </style:style>
    <style:style style:name="T39" style:family="text">
      <style:text-properties style:font-name="Times New Roman" officeooo:rsid="006108e0"/>
    </style:style>
    <style:style style:name="T40" style:family="text">
      <style:text-properties style:font-name="Times New Roman" officeooo:rsid="0061f235"/>
    </style:style>
    <style:style style:name="T41" style:family="text">
      <style:text-properties style:font-name="Times New Roman" officeooo:rsid="00641f0c"/>
    </style:style>
    <style:style style:name="T42" style:family="text">
      <style:text-properties style:font-name="Times New Roman" officeooo:rsid="00642a71"/>
    </style:style>
    <style:style style:name="T43" style:family="text">
      <style:text-properties style:font-name="Times New Roman" officeooo:rsid="00647ee7"/>
    </style:style>
    <style:style style:name="T44" style:family="text">
      <style:text-properties style:font-name="Times New Roman" officeooo:rsid="00662a1e"/>
    </style:style>
    <style:style style:name="T45" style:family="text">
      <style:text-properties style:font-name="Times New Roman" officeooo:rsid="006804cb"/>
    </style:style>
    <style:style style:name="T46" style:family="text">
      <style:text-properties style:font-name="Times New Roman" officeooo:rsid="00697afc"/>
    </style:style>
    <style:style style:name="T47" style:family="text">
      <style:text-properties style:font-name="Times New Roman" officeooo:rsid="0069fdcf"/>
    </style:style>
    <style:style style:name="T48" style:family="text">
      <style:text-properties style:font-name="Times New Roman" officeooo:rsid="006bdd87"/>
    </style:style>
    <style:style style:name="T49" style:family="text">
      <style:text-properties style:font-name="Times New Roman" officeooo:rsid="006d3eec"/>
    </style:style>
    <style:style style:name="T50" style:family="text">
      <style:text-properties style:font-name="Times New Roman" officeooo:rsid="006e8bc9"/>
    </style:style>
    <style:style style:name="T51" style:family="text">
      <style:text-properties style:font-name="Times New Roman" officeooo:rsid="007009a3"/>
    </style:style>
    <style:style style:name="T52" style:family="text">
      <style:text-properties style:font-name="Times New Roman" officeooo:rsid="00706e50"/>
    </style:style>
    <style:style style:name="T53" style:family="text">
      <style:text-properties style:font-name="Times New Roman" officeooo:rsid="0072c59d"/>
    </style:style>
    <style:style style:name="T54" style:family="text">
      <style:text-properties style:font-name="Times New Roman" officeooo:rsid="00741c7d"/>
    </style:style>
    <style:style style:name="T55" style:family="text">
      <style:text-properties style:font-name="Times New Roman" officeooo:rsid="0075a30a"/>
    </style:style>
    <style:style style:name="T56" style:family="text">
      <style:text-properties style:font-name="Times New Roman" officeooo:rsid="00766218"/>
    </style:style>
    <style:style style:name="T57" style:family="text">
      <style:text-properties style:font-name="Times New Roman" officeooo:rsid="0077ea3d"/>
    </style:style>
    <style:style style:name="T58" style:family="text">
      <style:text-properties style:font-name="Times New Roman" officeooo:rsid="0079f738"/>
    </style:style>
    <style:style style:name="T59" style:family="text">
      <style:text-properties style:font-name="Times New Roman" officeooo:rsid="00308f27"/>
    </style:style>
    <style:style style:name="T60" style:family="text">
      <style:text-properties style:font-name="Times New Roman" officeooo:rsid="008074f4"/>
    </style:style>
    <style:style style:name="T61" style:family="text">
      <style:text-properties style:font-name="Times New Roman" officeooo:rsid="0080eb9d"/>
    </style:style>
    <style:style style:name="T62" style:family="text">
      <style:text-properties style:font-name="Times New Roman" officeooo:rsid="0088eac5"/>
    </style:style>
    <style:style style:name="T63" style:family="text">
      <style:text-properties style:font-name="Times New Roman" officeooo:rsid="00892927"/>
    </style:style>
    <style:style style:name="T64" style:family="text">
      <style:text-properties officeooo:rsid="00840cc0"/>
    </style:style>
    <style:style style:name="T65" style:family="text">
      <style:text-properties officeooo:rsid="00295f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ftware Engineering Learnning Plan</text:p>
      <text:p text:style-name="P13">2014-0<text:span text:style-name="T64">9</text:span>-<text:span text:style-name="T64">07</text:span> <text:span text:style-name="T1">version 0.2</text:span></text:p>
      <text:h text:style-name="P10" text:outline-level="2"><text:span text:style-name="T3">W</text:span><text:span text:style-name="T2">here to live, and what to do?</text:span></text:h>
      <text:p text:style-name="P5"><text:span text:style-name="T3"><text:s text:c="2"/>C</text:span><text:span text:style-name="T2">onsider</text:span><text:span text:style-name="T5">ing</text:span><text:span text:style-name="T2"> these factors: </text:span></text:p>
      <text:list xml:id="list4849907505077226356" text:style-name="L1">
        <text:list-item>
          <text:p text:style-name="P14"><text:span text:style-name="T6">personality &amp; </text:span><text:span text:style-name="T4">interest</text:span></text:p>
        </text:list-item>
        <text:list-item>
          <text:p text:style-name="P15">enducational background</text:p>
        </text:list-item>
        <text:list-item>
          <text:p text:style-name="P15">family background</text:p>
        </text:list-item>
        <text:list-item>
          <text:p text:style-name="P15">age</text:p>
        </text:list-item>
        <text:list-item>
          <text:p text:style-name="P15">finance status</text:p>
        </text:list-item>
        <text:list-item>
          <text:p text:style-name="P20"><text:span text:style-name="T4">s</text:span><text:span text:style-name="T2">ociety reality</text:span></text:p>
        </text:list-item>
      </text:list>
      <text:p text:style-name="P7"><text:span text:style-name="T12"><text:s text:c="2"/>Software </text:span><text:span text:style-name="T53">engineering</text:span><text:span text:style-name="T12"> is something which is both complex, </text:span><text:span text:style-name="T48">in which it</text:span><text:span text:style-name="T12"> need</text:span><text:span text:style-name="T48">s</text:span><text:span text:style-name="T12"> a lot of patient, and simple </text:span><text:span text:style-name="T49">in </text:span><text:span text:style-name="T12">which </text:span><text:span text:style-name="T50">it is</text:span><text:span text:style-name="T12"> consistent and </text:span><text:span text:style-name="T51">has integrity</text:span><text:span text:style-name="T12">. </text:span></text:p>
      <text:p text:style-name="P6"><text:span text:style-name="T7"><text:s text:c="2"/></text:span><text:span text:style-name="T8">I'm a person who thinks more than feels, I'm sociable </text:span><text:span text:style-name="T9">but I prefer free and independent. </text:span><text:span text:style-name="T10">I love beautiful things and simple rules, </text:span><text:span text:style-name="T47">I </text:span><text:span text:style-name="T10">hate ambiguous </text:span><text:span text:style-name="T47">and</text:span><text:span text:style-name="T10"> complexity. I'm patient instead of passionate, I love to observe rather than talk.</text:span></text:p>
      <text:p text:style-name="P6"><text:span text:style-name="T11"><text:s text:c="2"/></text:span><text:span text:style-name="T12">Thinking, patience, observation are good qualities to be a software engineer.</text:span><text:span text:style-name="T10"> </text:span><text:span text:style-name="T12">Choosing software engineering as my career may be a reasonable bet.</text:span></text:p>
      <text:p text:style-name="P6"><text:span text:style-name="T12"><text:s text:c="2"/></text:span><text:span text:style-name="T13">In current China, engineering has little space. The most important thing for a person to success in China is to master "relationships" and have "social skills", </text:span><text:span text:style-name="T54">although nowadays, </text:span><text:span text:style-name="T13">knowledge of nature science helps </text:span><text:span text:style-name="T54">more</text:span><text:span text:style-name="T13">. </text:span><text:span text:style-name="T14">The government and the rich totally controlled the society and </text:span><text:span text:style-name="T45">the</text:span><text:span text:style-name="T14"> wealth, resources and opportunities, I </text:span><text:span text:style-name="T55">still can</text:span><text:span text:style-name="T14"> ha</text:span><text:span text:style-name="T52">ve</text:span><text:span text:style-name="T14"> </text:span><text:span text:style-name="T55">a</text:span><text:span text:style-name="T14"> chance to </text:span><text:span text:style-name="T55">live</text:span><text:span text:style-name="T14"> a good life in China </text:span><text:span text:style-name="T56">but I have to pay a lot more</text:span><text:span text:style-name="T14">. To the opposit, Singapore provides more salary and fairness to a engineer and to everyone.</text:span></text:p>
      <text:p text:style-name="P6"><text:span text:style-name="T14"><text:s text:c="2"/>Consider</text:span><text:span text:style-name="T15">ing </text:span><text:span text:style-name="T14">I'm 27 now, </text:span><text:span text:style-name="T15">my family </text:span><text:span text:style-name="T57">has </text:span><text:span text:style-name="T15">no "relationships" </text:span><text:span text:style-name="T45">n</text:span><text:span text:style-name="T15">or "social resources", neither do I have a strong enducational background. </text:span><text:span text:style-name="T17">T</text:span><text:span text:style-name="T15">he best choice is to stay in Singapore and work for another 2 years before considering other options. </text:span><text:span text:style-name="T16">By then I have </text:span><text:span text:style-name="T46">75</text:span><text:span text:style-name="T16">K SGD and I'm nearly 30 years old. </text:span><text:span text:style-name="T18">Although that's only a little of money, it's much more than working in China. </text:span><text:span text:style-name="T20">What's more, the working culture in Singapore is much simpler, I can focus on technical problems </text:span><text:span text:style-name="T21">and have a better work life balance</text:span><text:span text:style-name="T20">.</text:span></text:p>
      <text:p text:style-name="P6"><text:span text:style-name="T18"><text:s text:c="2"/></text:span><text:span text:style-name="T58">Hence</text:span><text:span text:style-name="T19"> the conclusion is, I'll stay in Singapore and work as a software engineer in the next two years.</text:span></text:p>
      <text:h text:style-name="P12" text:outline-level="1"><text:span text:style-name="T65">Career path</text:span></text:h>
      <text:p text:style-name="P23"><text:span text:style-name="T19"><text:s text:c="2"/>I </text:span><text:span text:style-name="T2">hope I can transform to a senior programmer depending on open-source </text:span><text:span text:style-name="T62">technologies at the age when I'm 30. </text:span><text:span text:style-name="T63">And after 35, I want to be a manager, working on both business and technology.</text:span></text:p>
      <text:h text:style-name="P11" text:outline-level="2"><text:span text:style-name="T19">T</text:span><text:span text:style-name="T2">echnical direction?</text:span></text:h>
      <text:p text:style-name="P16"><text:s text:c="2"/>Consider these factors:</text:p>
      <text:list xml:id="list2638150584232764791" text:style-name="L2">
        <text:list-item>
          <text:p text:style-name="P21"><text:span text:style-name="T22">I</text:span><text:span text:style-name="T59">n long term, what's the right direction?</text:span></text:p>
        </text:list-item>
        <text:list-item>
          <text:p text:style-name="P17">In short term, what skills can give me a better job?</text:p>
        </text:list-item>
        <text:list-item>
          <text:p text:style-name="P18">How to trade off the long term direction and short term directions?</text:p>
        </text:list-item>
        <text:list-item>
          <text:p text:style-name="P19">What I have already got?</text:p>
        </text:list-item>
      </text:list>
      <text:p text:style-name="P3"><text:s text:c="2"/>What is the long term benifit?</text:p>
      <text:p text:style-name="P8"><text:span text:style-name="T2"><text:s text:c="2"/>The long term benifit </text:span><text:span text:style-name="T28">means</text:span><text:span text:style-name="T2"> a</text:span><text:span text:style-name="T27">n</text:span><text:span text:style-name="T2"> investment </text:span><text:span text:style-name="T23">which is long last</text:span><text:span text:style-name="T60">ing</text:span><text:span text:style-name="T23">, and the gain will increase </text:span><text:span text:style-name="T27">with</text:span><text:span text:style-name="T23"> time. </text:span><text:span text:style-name="T24">To invest the time and effort to </text:span><text:span text:style-name="T25">the technologies that </text:span><text:span text:style-name="T26">are fundamental and persistent </text:span><text:span text:style-name="T27">is </text:span><text:span text:style-name="T28">the key </text:span><text:span text:style-name="T27">for the long term benifit. </text:span><text:span text:style-name="T28">So </text:span><text:span text:style-name="T35">try to </text:span><text:span text:style-name="T28">look for the fundamental and persistent knowledge in software </text:span><text:soft-page-break/><text:span text:style-name="T28">engineering industry and invest time and effort on it.</text:span></text:p>
      <text:p text:style-name="P8"><text:span text:style-name="T29"><text:s text:c="2"/>To learn something which is fundamental and open sourced </text:span><text:span text:style-name="T30">and platform neutral </text:span><text:span text:style-name="T29">is always </text:span><text:span text:style-name="T36">a better</text:span><text:span text:style-name="T29"> choice </text:span><text:span text:style-name="T30">in long term. </text:span><text:span text:style-name="T31">Look back the past years, platform dependent technologies and "wrapper like" frameworks are dying instead of "gainning increases with time".</text:span></text:p>
      <text:p text:style-name="P8"><text:span text:style-name="T31"><text:s text:c="2"/>The platform dependent or closed-source technologies such as: Symbian, Microsoft WinForm, Silverlight, </text:span><text:span text:style-name="T32">ASP.NET W</text:span><text:span text:style-name="T37">eb</text:span><text:span text:style-name="T32">From, </text:span><text:span text:style-name="T31">WPF, WCF, Windows Phone are </text:span><text:span text:style-name="T61">based on certain products, once the products cannot make money for the company, the technologies usually cannot apply to other products thus will be abandoned</text:span><text:span text:style-name="T33">. </text:span></text:p>
      <text:p text:style-name="P8"><text:span text:style-name="T34"><text:s text:c="2"/></text:span><text:span text:style-name="T37">But in short term, it seems so popular of these technologies of WinForm, ASP.NET WebForm, WPF or WCF, there're so many jobs that needs thoes technologies. Learning them seems allow you to easily find jobs on the job market with a good pay. </text:span><text:span text:style-name="T38">The problem is, in 2 or 3 years, </text:span><text:span text:style-name="T39">you'll feel very painful to work with such technologies, because they're so bad architectured, the technologies are so disadvantaged, you'll then find your job not attractive because you can't learn anything meaningful from the technologies used, you'll find your company is doing so bad in the software industry because your company chose those technologies and can't compete with its competitors, and you'll get a low pay because of the company is doing bad </text:span><text:span text:style-name="T40">in business.</text:span></text:p>
      <text:p text:style-name="P8"><text:span text:style-name="T40"><text:s text:c="2"/></text:span><text:span text:style-name="T41">And again you need to learn some other technologies from beginning to be able to find another job</text:span><text:span text:style-name="T42">(that's exactly what I experienced). </text:span><text:span text:style-name="T43">In this way, you make yourself a "beginner" for 3~5 years. On the other hand, if you chosed the right direction, for example, ASP.NET MVC, after 3 years, you can find a very good job and you don't need to bother to pick up another technology to start from beginning, and you keep receiving good payment. </text:span></text:p>
      <text:p text:style-name="P8"><text:span text:style-name="T43"><text:s text:c="2"/></text:span><text:span text:style-name="T44">That is the trade off of the long term direction and short term direction.</text:span></text:p>
      <text:p text:style-name="P2"><text:s text:c="2"/></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0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9M18S</meta:editing-duration>
    <meta:editing-cycles>121</meta:editing-cycles>
    <meta:generator>LibreOffice/4.2.6.3$Linux_X86_64 LibreOffice_project/420m0$Build-3</meta:generator>
    <dc:date>2014-09-13T16:43:56.524157873</dc:date>
    <meta:document-statistic meta:table-count="0" meta:image-count="0" meta:object-count="0" meta:page-count="2" meta:paragraph-count="32" meta:word-count="763" meta:character-count="4520" meta:non-whitespace-character-count="3760"/>
    <meta:user-defined meta:name="Info 1"/>
    <meta:user-defined meta:name="Info 2"/>
    <meta:user-defined meta:name="Info 3"/>
    <meta:user-defined meta:name="Info 4"/>
  </office:meta>
</office:document-meta>
</file>